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표1" style:family="table">
      <style:table-properties style:width="15.901cm" table:align="left"/>
    </style:style>
    <style:style style:name="표1.A" style:family="table-column">
      <style:table-column-properties style:column-width="2.427cm"/>
    </style:style>
    <style:style style:name="표1.B" style:family="table-column">
      <style:table-column-properties style:column-width="2.429cm"/>
    </style:style>
    <style:style style:name="표1.F" style:family="table-column">
      <style:table-column-properties style:column-width="1.166cm"/>
    </style:style>
    <style:style style:name="표1.G" style:family="table-column">
      <style:table-column-properties style:column-width="2.593cm"/>
    </style:style>
    <style:style style:name="표1.A1" style:family="table-cell">
      <style:table-cell-properties style:writing-mode="page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3.401cm" style:rel-column-width="13107*"/>
    </style:style>
    <style:style style:name="표2.A1" style:family="table-cell">
      <style:table-cell-properties style:writing-mode="page"/>
    </style:style>
    <style:style style:name="P1" style:family="paragraph" style:parent-style-name="Standard">
      <style:text-properties officeooo:rsid="00206461" officeooo:paragraph-rsid="00206461"/>
    </style:style>
    <style:style style:name="P2" style:family="paragraph" style:parent-style-name="Standard">
      <style:text-properties officeooo:rsid="0021b9e3" officeooo:paragraph-rsid="0021b9e3"/>
    </style:style>
    <style:style style:name="P3" style:family="paragraph" style:parent-style-name="Standard">
      <style:text-properties officeooo:rsid="0021b9e3" officeooo:paragraph-rsid="0026b471"/>
    </style:style>
    <style:style style:name="P4" style:family="paragraph" style:parent-style-name="Standard">
      <style:text-properties officeooo:rsid="0025404c" officeooo:paragraph-rsid="0025404c"/>
    </style:style>
    <style:style style:name="P5" style:family="paragraph" style:parent-style-name="Standard">
      <style:text-properties officeooo:paragraph-rsid="0026b471"/>
    </style:style>
    <style:style style:name="P6" style:family="paragraph" style:parent-style-name="Standard">
      <style:text-properties officeooo:rsid="0026b471" officeooo:paragraph-rsid="0026b471"/>
    </style:style>
    <style:style style:name="P7" style:family="paragraph" style:parent-style-name="Standard">
      <style:text-properties officeooo:rsid="00287f7a" officeooo:paragraph-rsid="00287f7a"/>
    </style:style>
    <style:style style:name="P8" style:family="paragraph" style:parent-style-name="Standard">
      <style:text-properties officeooo:rsid="0028ab38" officeooo:paragraph-rsid="0028ab38"/>
    </style:style>
    <style:style style:name="P9" style:family="paragraph" style:parent-style-name="Standard">
      <style:text-properties officeooo:rsid="0029e339" officeooo:paragraph-rsid="0029e339"/>
    </style:style>
    <style:style style:name="P10" style:family="paragraph" style:parent-style-name="Standard">
      <style:text-properties officeooo:rsid="002b98bc" officeooo:paragraph-rsid="002b98bc"/>
    </style:style>
    <style:style style:name="P11" style:family="paragraph" style:parent-style-name="Standard">
      <style:text-properties officeooo:rsid="002e00ee" officeooo:paragraph-rsid="002e00ee"/>
    </style:style>
    <style:style style:name="P12" style:family="paragraph" style:parent-style-name="Table_20_Contents">
      <style:text-properties officeooo:rsid="001e80fb" officeooo:paragraph-rsid="001e80fb"/>
    </style:style>
    <style:style style:name="P13" style:family="paragraph" style:parent-style-name="Table_20_Contents">
      <style:paragraph-properties fo:text-align="center" style:justify-single-word="false"/>
      <style:text-properties officeooo:rsid="001e80fb" officeooo:paragraph-rsid="001e80fb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officeooo:paragraph-rsid="0026b471"/>
    </style:style>
    <style:style style:name="P16" style:family="paragraph" style:parent-style-name="Table_20_Contents">
      <style:text-properties officeooo:rsid="0026b471" officeooo:paragraph-rsid="0026b471"/>
    </style:style>
    <style:style style:name="P17" style:family="paragraph" style:parent-style-name="Table_20_Contents">
      <style:text-properties officeooo:rsid="0028ab38" officeooo:paragraph-rsid="0028ab38"/>
    </style:style>
    <style:style style:name="P18" style:family="paragraph" style:parent-style-name="Standard">
      <style:text-properties officeooo:rsid="00287f7a" officeooo:paragraph-rsid="00287f7a"/>
    </style:style>
    <style:style style:name="P19" style:family="paragraph" style:parent-style-name="Standard">
      <style:text-properties officeooo:rsid="00317327" officeooo:paragraph-rsid="00317327"/>
    </style:style>
    <style:style style:name="P20" style:family="paragraph" style:parent-style-name="Standard">
      <style:text-properties officeooo:rsid="00317327" officeooo:paragraph-rsid="003179c0"/>
    </style:style>
    <style:style style:name="P21" style:family="paragraph" style:parent-style-name="Standard">
      <style:text-properties officeooo:rsid="002e00ee" officeooo:paragraph-rsid="002e00ee"/>
    </style:style>
    <style:style style:name="P22" style:family="paragraph" style:parent-style-name="Standard">
      <style:text-properties officeooo:rsid="002b98bc" officeooo:paragraph-rsid="002b98bc"/>
    </style:style>
    <style:style style:name="P23" style:family="paragraph" style:parent-style-name="Standard">
      <style:text-properties officeooo:rsid="002b98bc" officeooo:paragraph-rsid="003179c0"/>
    </style:style>
    <style:style style:name="P24" style:family="paragraph" style:parent-style-name="Standard">
      <style:text-properties officeooo:rsid="003179c0" officeooo:paragraph-rsid="003179c0"/>
    </style:style>
    <style:style style:name="P25" style:family="paragraph" style:parent-style-name="Standard">
      <style:text-properties officeooo:rsid="002d303b" officeooo:paragraph-rsid="003179c0"/>
    </style:style>
    <style:style style:name="P26" style:family="paragraph" style:parent-style-name="Standard">
      <style:text-properties officeooo:paragraph-rsid="003179c0"/>
    </style:style>
    <style:style style:name="P27" style:family="paragraph" style:parent-style-name="Standard">
      <style:text-properties officeooo:rsid="0028ab38" officeooo:paragraph-rsid="0028ab38"/>
    </style:style>
    <style:style style:name="P28" style:family="paragraph" style:parent-style-name="Standard">
      <style:text-properties officeooo:paragraph-rsid="003199fa"/>
    </style:style>
    <style:style style:name="P29" style:family="paragraph" style:parent-style-name="Standard">
      <style:text-properties officeooo:rsid="00338d28" officeooo:paragraph-rsid="00338d28"/>
    </style:style>
    <style:style style:name="P30" style:family="paragraph" style:parent-style-name="Standard">
      <style:text-properties officeooo:rsid="0034915f" officeooo:paragraph-rsid="0034915f"/>
    </style:style>
    <style:style style:name="P31" style:family="paragraph" style:parent-style-name="Standard">
      <style:text-properties officeooo:rsid="0035188e" officeooo:paragraph-rsid="0035188e"/>
    </style:style>
    <style:style style:name="P32" style:family="paragraph" style:parent-style-name="Standard">
      <style:text-properties officeooo:rsid="00354a5e" officeooo:paragraph-rsid="00354a5e"/>
    </style:style>
    <style:style style:name="P33" style:family="paragraph" style:parent-style-name="Standard">
      <style:text-properties officeooo:rsid="0035b4cd" officeooo:paragraph-rsid="0035b4cd"/>
    </style:style>
    <style:style style:name="T1" style:family="text">
      <style:text-properties officeooo:rsid="001e80fb"/>
    </style:style>
    <style:style style:name="T2" style:family="text">
      <style:text-properties officeooo:rsid="00206461"/>
    </style:style>
    <style:style style:name="T3" style:family="text">
      <style:text-properties officeooo:rsid="0026b471"/>
    </style:style>
    <style:style style:name="T4" style:family="text">
      <style:text-properties officeooo:rsid="0028ab38"/>
    </style:style>
    <style:style style:name="T5" style:family="text">
      <style:text-properties officeooo:rsid="0029e339"/>
    </style:style>
    <style:style style:name="T6" style:family="text">
      <style:text-properties officeooo:rsid="003179c0"/>
    </style:style>
    <style:style style:name="T7" style:family="text">
      <style:text-properties officeooo:rsid="00317ccc"/>
    </style:style>
    <style:style style:name="T8" style:family="text">
      <style:text-properties officeooo:rsid="003199fa"/>
    </style:style>
    <style:style style:name="T9" style:family="text">
      <style:text-properties officeooo:rsid="0034915f"/>
    </style:style>
    <style:style style:name="T10" style:family="text">
      <style:text-properties officeooo:rsid="003615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db network 계층 객체지향</text:p>
      <text:p text:style-name="Standard"><text:tab/>관계형 db (relational db)</text:p>
      <text:p text:style-name="Standard"><text:tab/>데이터베이스 - not raw data</text:p>
      <text:p text:style-name="Standard"/>
      <text:p text:style-name="Standard"><text:tab/> <text:s/>stand alone <text:s/>vs <text:s/>multi user system</text:p>
      <text:p text:style-name="Standard">1. 공유데이터(sharing data) 여러명이 같이 사용</text:p>
      <text:p text:style-name="Standard">2. 통합데이터(integration data) - 중복을 최소화</text:p>
      <text:p text:style-name="Standard">3. 저장데이터(saving data) 하드웨어에 저장되어 있음</text:p>
      <text:p text:style-name="Standard">4. 운영데이터 (operational data) 사용 중인 데이터</text:p>
      <text:p text:style-name="Standard"/>
      <text:p text:style-name="Standard"/>
      <text:p text:style-name="Standard">***DBMS (DataBase Management System)</text:p>
      <text:p text:style-name="Standard"/>
      <text:p text:style-name="Standard"/>
      <text:p text:style-name="Standard">***sql developer 글자 크기 바꾸기</text:p>
      <text:p text:style-name="Standard">도구 - 환경설정 - 코드 편집기 - 글꼴 선택</text:p>
      <text:p text:style-name="Standard"/>
      <text:p text:style-name="Standard">***sql developer 접속</text:p>
      <text:p text:style-name="Standard">1. 좌측의 + 버튼 클릭</text:p>
      <text:p text:style-name="Standard"/>
      <text:p text:style-name="Standard">2. 접속 이름 (hr/hr)</text:p>
      <text:p text:style-name="Standard"/>
      <text:p text:style-name="Standard">3. 비밀번호 저장체크 (hr/hr)</text:p>
      <text:p text:style-name="Standard">접속 이름은 아무거나. 사용자 이름은 계정명</text:p>
      <text:p text:style-name="Standard">관리자 계정은 system or sys</text:p>
      <text:p text:style-name="Standard">비밀번호는 관리자 비밀버호</text:p>
      <text:p text:style-name="Standard">host는 localhost or 원격 PC의 IP주소 입력</text:p>
      <text:p text:style-name="Standard">port 는 1521 그대로</text:p>
      <text:p text:style-name="Standard">sid에는 "전역" DB명 입력(xe입력, 만일 별도 입력하지 않았으면 orcl 적음)</text:p>
      <text:p text:style-name="Standard"/>
      <text:p text:style-name="Standard">4. 테스트 버튼 눌러 성공 나오면 끝</text:p>
      <text:p text:style-name="Standard"/>
      <text:p text:style-name="Standard">5. 접속 버튼 클릭</text:p>
      <text:p text:style-name="Standard"/>
      <text:p text:style-name="Standard">6. 빈 화면 나오면(이 화면은 hr.sql 이름으로 저장됨)</text:p>
      <text:p text:style-name="Standard">좌상에 hr 보이고 + 눌러 -&gt; 아래 테이블 클릭 -&gt; 테이블 보이면 select * from employees; 입력 후 crtl + enter</text:p>
      <text:p text:style-name="Standard"/>
      <text:p text:style-name="Standard">***자동 커밋하기 (commit / rollback)</text:p>
      <text:p text:style-name="Standard"/>
      <text:p text:style-name="Standard">이클립스에서는 디폴트가 자동 커밋 상태이고</text:p>
      <text:p text:style-name="Standard">sql developer는 디폴트가 자동 커밋 해제 상태임</text:p>
      <text:p text:style-name="Standard">필요시 도구 - 환경설정 - 데이터베이스 - 고급 - 자동커밋 체크</text:p>
      <text:p text:style-name="Standard">기본 사용은 자동커밋 없이 F11눌러 사용(롤백은 F12)</text:p>
      <text:p text:style-name="Standard">문장 입력 후 ctrl + enter로 실행 후 영구 저장하려면 F11클릭</text:p>
      <text:p text:style-name="Standard"/>
      <text:p text:style-name="Standard">***db 과정</text:p>
      <text:p text:style-name="Standard"/>
      <text:p text:style-name="Standard">Create 삽입<text:tab/><text:tab/>바로가지 않고 임시 저장소에 저장</text:p>
      <text:p text:style-name="Standard">(Read)<text:tab/><text:tab/>-&gt;<text:tab/><text:tab/><text:tab/><text:tab/><text:tab/>-&gt;<text:tab/>DB</text:p>
      <text:p text:style-name="Standard">Update 수정<text:tab/><text:tab/><text:tab/><text:tab/><text:tab/><text:tab/>commit 필요</text:p>
      <text:p text:style-name="Standard"><text:soft-page-break/>Delete 삭제<text:tab/><text:tab/><text:tab/>&lt;- 다시 돌아갈려면 rollback</text:p>
      <text:p text:style-name="Standard"/>
      <text:p text:style-name="Standard"/>
      <text:p text:style-name="Standard">*** sqldeveloper 사용시 좋은 습관</text:p>
      <text:p text:style-name="Standard"/>
      <text:p text:style-name="Standard">(Data Manuplation Language)</text:p>
      <text:p text:style-name="Standard">dml문(insert, update, delete)을 사용하면 반드시</text:p>
      <text:p text:style-name="Standard">commit;을 기록하여 함께 실행한다</text:p>
      <text:p text:style-name="Standard">ex)<text:tab/>insert into ...</text:p>
      <text:p text:style-name="Standard"><text:tab/>commit;</text:p>
      <text:p text:style-name="Standard"><text:tab/>--&gt;이것을 기록하고 실행 시 함께 가동하여 select 결과만 보고 db에 저장되 것 같은 착각을 방지하자</text:p>
      <text:p text:style-name="Standard"/>
      <text:p text:style-name="Standard"/>
      <text:p text:style-name="Standard">*** 주석</text:p>
      <text:p text:style-name="Standard">주석은 -- 또는 /* */ 이다</text:p>
      <text:p text:style-name="Standard">주석 실행, 해제는 ctrl + shift + / 또는 ctrl + / 를 toggle 한다</text:p>
      <text:p text:style-name="Standard">주석을 만들려면 만들곳을 block 시킨 후 ctrl + shift + / 를 사용하면 문장 앞에 --가 붙으며 주석이 된다.</text:p>
      <text:p text:style-name="Standard"/>
      <text:p text:style-name="Standard"/>
      <text:p text:style-name="Standard">*** alt + quote : 원하는 문장만큼 block 후 alt + ' 할때마다 대소문자변경 3가지 토글</text:p>
      <text:p text:style-name="Standard">ex) 단어 block 일때 Select -&gt; SELECT -&gt; select</text:p>
      <text:p text:style-name="Standard"><text:s text:c="7"/>전체문장 block 일때</text:p>
      <text:p text:style-name="Standard"><text:tab/>SELECT * FROM employees; --이게 가장 좋음</text:p>
      <text:p text:style-name="Standard"><text:tab/>select * from EMPLOYEES;</text:p>
      <text:p text:style-name="Standard"><text:tab/>Select * from Employees;</text:p>
      <text:p text:style-name="Standard"/>
      <text:p text:style-name="Standard">(원래 키워드는 대문자로 나머지는 소문자)</text:p>
      <text:p text:style-name="Standard"/>
      <text:p text:style-name="Standard"/>
      <text:p text:style-name="Standard">*** 결과에 놓고 - 마오(마우스 오른쪽 버튼) - 하면 전체 행수도 알 수 있다</text:p>
      <text:p text:style-name="Standard"><text:tab/>마오 후 익스포트 하면 pdf나 text(csv) 형식의 추출이 가능하다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*** 왜 table 인가?</text:p>
      <text:p text:style-name="Standard"/>
      <text:p text:style-name="Standard">rdb - 테이블 - 표</text:p>
      <text:p text:style-name="Standard">column(attribute) row(tuple)</text:p>
      <text:p text:style-name="Standard">이름 칼럼 주소칼럼</text:p>
      <text:p text:style-name="Standard"/>
      <text:p text:style-name="Standard">테이블 명</text:p>
      <text:p text:style-name="Standard">칸은 컬럼(열)</text:p>
      <text:p text:style-name="Standard">가로줄은 row(행)</text:p>
      <text:p text:style-name="Standard"/>
      <text:p text:style-name="Standard">행과 열이 만나는 지점은 필드</text:p>
      <text:p text:style-name="Standard"/>
      <text:p text:style-name="Standard">대여장부<text:span text:style-name="T1">(테이블명)</text:span></text:p>
      <table:table table:name="표1" table:style-name="표1">
        <table:table-column table:style-name="표1.A"/>
        <table:table-column table:style-name="표1.B" table:number-columns-repeated="4"/>
        <table:table-column table:style-name="표1.F"/>
        <table:table-column table:style-name="표1.G"/>
        <table:table-row>
          <table:table-cell table:style-name="표1.A1" office:value-type="string">
            <text:p text:style-name="P13">No</text:p>
          </table:table-cell>
          <table:table-cell table:style-name="표1.A1" office:value-type="string">
            <text:p text:style-name="P14">이름</text:p>
          </table:table-cell>
          <table:table-cell table:style-name="표1.A1" office:value-type="string">
            <text:p text:style-name="P14">전화번호</text:p>
          </table:table-cell>
          <table:table-cell table:style-name="표1.A1" office:value-type="string">
            <text:p text:style-name="P14">주소</text:p>
          </table:table-cell>
          <table:table-cell table:style-name="표1.A1" office:value-type="string">
            <text:p text:style-name="P14">만회</text:p>
          </table:table-cell>
          <table:table-cell table:style-name="표1.A1" office:value-type="string">
            <text:p text:style-name="P14">일</text:p>
          </table:table-cell>
          <table:table-cell table:style-name="표1.A1" office:value-type="string">
            <text:p text:style-name="P14">금액</text:p>
          </table:table-cell>
        </table:table-row>
        <table:table-row>
          <table:table-cell table:style-name="표1.A1" office:value-type="string">
            <text:p text:style-name="P12">1</text:p>
          </table:table-cell>
          <table:table-cell table:style-name="표1.A1" office:value-type="string">
            <text:p text:style-name="Table_20_Contents">전</text:p>
          </table:table-cell>
          <table:table-cell table:style-name="표1.A1" office:value-type="string">
            <text:p text:style-name="P12">3456</text:p>
          </table:table-cell>
          <table:table-cell table:style-name="표1.A1" office:value-type="string">
            <text:p text:style-name="Table_20_Contents">서울</text:p>
          </table:table-cell>
          <table:table-cell table:style-name="표1.A1" office:value-type="string">
            <text:p text:style-name="Table_20_Contents">원피스</text:p>
          </table:table-cell>
          <table:table-cell table:style-name="표1.A1" office:value-type="string">
            <text:p text:style-name="P12">3일</text:p>
          </table:table-cell>
          <table:table-cell table:style-name="표1.A1" office:value-type="string">
            <text:p text:style-name="P12">3000</text:p>
          </table:table-cell>
        </table:table-row>
        <table:table-row>
          <table:table-cell table:style-name="표1.A1" office:value-type="string">
            <text:p text:style-name="P12">2</text:p>
          </table:table-cell>
          <table:table-cell table:style-name="표1.A1" office:value-type="string">
            <text:p text:style-name="Table_20_Contents">이</text:p>
          </table:table-cell>
          <table:table-cell table:style-name="표1.A1" office:value-type="string">
            <text:p text:style-name="P12">5678</text:p>
          </table:table-cell>
          <table:table-cell table:style-name="표1.A1" office:value-type="string">
            <text:p text:style-name="Table_20_Contents">경기도</text:p>
          </table:table-cell>
          <table:table-cell table:style-name="표1.A1" office:value-type="string">
            <text:p text:style-name="Table_20_Contents">짱구</text:p>
          </table:table-cell>
          <table:table-cell table:style-name="표1.A1" office:value-type="string">
            <text:p text:style-name="P12">5일</text:p>
          </table:table-cell>
          <table:table-cell table:style-name="표1.A1" office:value-type="string">
            <text:p text:style-name="P12">5000</text:p>
          </table:table-cell>
        </table:table-row>
        <table:table-row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</table:table-row>
        <table:table-row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</table:table-row>
        <table:table-row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</table:table-row>
        <table:table-row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</table:table-row>
      </table:table>
      <text:p text:style-name="Standard"/>
      <text:p text:style-name="Standard">테이블 특징: 시간에 따라 내용이 변함<text:span text:style-name="T1">(삽입, 수정, 삭제가 발생)</text:span></text:p>
      <text:p text:style-name="Standard"/>
      <text:p text:style-name="Standard">회원명부 테이블을 따로 만들면 <text:span text:style-name="T1">no, 이름, 전화번호, 주소는 작성할 필요가 없음</text:span></text:p>
      <text:p text:style-name="Standard"/>
      <text:p text:style-name="Standard">회원 명부 테이블에서 회원 아이디는 중복 불가, <text:span text:style-name="T2">null 불가(기본키, primary key PK)</text:span></text:p>
      <text:p text:style-name="Standard"/>
      <text:p text:style-name="P1">대여장부 테이블이 회원명부 테이블에서 가져오는 회원번호는 외래키가 됨(foreign key, FK)</text:p>
      <text:p text:style-name="P1"/>
      <text:p text:style-name="P1">외래키의 특징:</text:p>
      <text:p text:style-name="P1"><text:tab/>pk를 갖다쓴다(참조한다, references)</text:p>
      <text:p text:style-name="Standard"><text:tab/>중복 허용</text:p>
      <text:p text:style-name="Standard"><text:tab/><text:span text:style-name="T2">null 값 허용</text:span></text:p>
      <text:p text:style-name="Standard"/>
      <text:p text:style-name="Standard"/>
      <text:p text:style-name="Standard">***</text:p>
      <text:p text:style-name="P4">개발하기 위해 테이블을 몇개 만들지, 어떻게 만들지 결정해야됨</text:p>
      <text:p text:style-name="P4"/>
      <text:p text:style-name="P2">modeling : modeler(테이블 구조 설정하는 사람)</text:p>
      <text:p text:style-name="P2">개발자 – sql언어</text:p>
      <text:p text:style-name="P2"/>
      <text:p text:style-name="P2">tunning: 더 빠른 명령어 사용</text:p>
      <text:p text:style-name="P3"/>
      <text:p text:style-name="P3">사원테이블 스키마<text:span text:style-name="T3">(schema)</text:span></text:p>
      <table:table table:name="표2" table:style-name="표2">
        <table:table-column table:style-name="표2.A" table:number-columns-repeated="5"/>
        <table:table-row>
          <table:table-cell table:style-name="표2.A1" office:value-type="string">
            <text:p text:style-name="P16">칼럼명</text:p>
          </table:table-cell>
          <table:table-cell table:style-name="표2.A1" office:value-type="string">
            <text:p text:style-name="P15">사원아이디</text:p>
          </table:table-cell>
          <table:table-cell table:style-name="표2.A1" office:value-type="string">
            <text:p text:style-name="P15">사원명</text:p>
          </table:table-cell>
          <table:table-cell table:style-name="표2.A1" office:value-type="string">
            <text:p text:style-name="P15">입사일</text:p>
          </table:table-cell>
          <table:table-cell table:style-name="표2.A1" office:value-type="string">
            <text:p text:style-name="P15">주소</text:p>
          </table:table-cell>
        </table:table-row>
        <table:table-row>
          <table:table-cell table:style-name="표2.A1" office:value-type="string">
            <text:p text:style-name="P15"/>
          </table:table-cell>
          <table:table-cell table:style-name="표2.A1" office:value-type="string">
            <text:p text:style-name="P16">emp_id</text:p>
          </table:table-cell>
          <table:table-cell table:style-name="표2.A1" office:value-type="string">
            <text:p text:style-name="P16">emp_name</text:p>
          </table:table-cell>
          <table:table-cell table:style-name="표2.A1" office:value-type="string">
            <text:p text:style-name="P16">emp_hiredate</text:p>
          </table:table-cell>
          <table:table-cell table:style-name="표2.A1" office:value-type="string">
            <text:p text:style-name="P16">emp_address</text:p>
          </table:table-cell>
        </table:table-row>
        <table:table-row>
          <table:table-cell table:style-name="표2.A1" office:value-type="string">
            <text:p text:style-name="P16">Type</text:p>
          </table:table-cell>
          <table:table-cell table:style-name="표2.A1" office:value-type="string">
            <text:p text:style-name="P16"><text:span text:style-name="T4">n</text:span>umber</text:p>
          </table:table-cell>
          <table:table-cell table:style-name="표2.A1" office:value-type="string">
            <text:p text:style-name="P16"><text:span text:style-name="T4">c</text:span>har</text:p>
          </table:table-cell>
          <table:table-cell table:style-name="표2.A1" office:value-type="string">
            <text:p text:style-name="P17">date</text:p>
          </table:table-cell>
          <table:table-cell table:style-name="표2.A1" office:value-type="string">
            <text:p text:style-name="P17">varchar2</text:p>
          </table:table-cell>
        </table:table-row>
        <table:table-row>
          <table:table-cell table:style-name="표2.A1" office:value-type="string">
            <text:p text:style-name="P16">길이</text:p>
          </table:table-cell>
          <table:table-cell table:style-name="표2.A1" office:value-type="string">
            <text:p text:style-name="P16">5</text:p>
          </table:table-cell>
          <table:table-cell table:style-name="표2.A1" office:value-type="string">
            <text:p text:style-name="P16">20</text:p>
          </table:table-cell>
          <table:table-cell table:style-name="표2.A1" office:value-type="string">
            <text:p text:style-name="P15"/>
          </table:table-cell>
          <table:table-cell table:style-name="표2.A1" office:value-type="string">
            <text:p text:style-name="P16">50</text:p>
          </table:table-cell>
        </table:table-row>
        <table:table-row>
          <table:table-cell table:style-name="표2.A1" office:value-type="string">
            <text:p text:style-name="P15">옵션</text:p>
          </table:table-cell>
          <table:table-cell table:style-name="표2.A1" office:value-type="string">
            <text:p text:style-name="P16"/>
          </table:table-cell>
          <table:table-cell table:style-name="표2.A1" office:value-type="string">
            <text:p text:style-name="Standard"/>
          </table:table-cell>
          <table:table-cell table:style-name="표2.A1" office:value-type="string">
            <text:p text:style-name="P6">Default sysdate</text:p>
          </table:table-cell>
          <table:table-cell table:style-name="표2.A1" office:value-type="string">
            <text:p text:style-name="Standard"/>
          </table:table-cell>
        </table:table-row>
      </table:table>
      <text:p text:style-name="P5"/>
      <text:p text:style-name="P5"/>
      <text:p text:style-name="P5"/>
      <text:p text:style-name="P6"><text:soft-page-break/>***테이블 만들기</text:p>
      <text:p text:style-name="P6"/>
      <text:p text:style-name="P6">describe</text:p>
      <text:p text:style-name="P6">desc employees;</text:p>
      <text:p text:style-name="P6"/>
      <text:p text:style-name="P6">number(6) --정수</text:p>
      <text:p text:style-name="P6">number(8,2) --실수 최대 8자, 소수점 2자리까지 표현 000000.00</text:p>
      <text:p text:style-name="P6"/>
      <text:p text:style-name="P7">varchar2(20) –- variable character(가변길이 문자열 20글자)</text:p>
      <text:p text:style-name="P7"><text:tab/><text:tab/><text:tab/>길이에 따라 범위가 다르다, 낭비가 적다</text:p>
      <text:p text:style-name="P7"><text:tab/><text:tab/><text:tab/>상대적으로 기억창고 잡는 시간이 길다</text:p>
      <text:p text:style-name="P7">char(20) <text:s/><text:tab/>–- character(고정길이 문자열 20글자)</text:p>
      <text:p text:style-name="P7"/>
      <text:p text:style-name="P19">date <text:tab/>-- 한국은 YY/MM/DD '15/09/16' ==&gt; 미국은 16-SEP-15</text:p>
      <text:p text:style-name="P19"><text:tab/>RR/MM/DD</text:p>
      <text:p text:style-name="P19"><text:tab/>RR이 00~49 면 2000년대</text:p>
      <text:p text:style-name="P19"><text:tab/>그 이상은 1900년대</text:p>
      <text:p text:style-name="P7"/>
      <text:p text:style-name="P8">----------------------------------------------------</text:p>
      <text:p text:style-name="P25">sql (Structured Query Language)</text:p>
      <text:p text:style-name="P8">테이블<text:span text:style-name="T5"> 생성</text:span></text:p>
      <text:p text:style-name="P8"/>
      <text:p text:style-name="P8">CREATE TABLE sawon_table (</text:p>
      <text:p text:style-name="P8"><text:s text:c="4"/>emp_id NUMBER(5),</text:p>
      <text:p text:style-name="P8"><text:s text:c="4"/>emp_name CHAR(20),</text:p>
      <text:p text:style-name="P8"><text:s text:c="4"/>emp_hiredate DATE DEFAULT sysdate,</text:p>
      <text:p text:style-name="P8"><text:s text:c="4"/>emp_address VARCHAR2(50)</text:p>
      <text:p text:style-name="P8">);</text:p>
      <text:p text:style-name="P8"/>
      <text:p text:style-name="P8">테이블<text:span text:style-name="T5"> 삭제</text:span></text:p>
      <text:p text:style-name="P9">DROP TABLE sawon_table;</text:p>
      <text:p text:style-name="P9"/>
      <text:p text:style-name="P10">DML</text:p>
      <text:p text:style-name="P10">최대한<text:span text:style-name="T6"> 구와 절을 다른 줄에 써서 쓰는 것이 좋음</text:span></text:p>
      <text:p text:style-name="P24">select * from employees; (X)</text:p>
      <text:p text:style-name="P24">SELECT *<text:span text:style-name="T7"><text:tab/><text:tab/><text:tab/></text:span>==&gt; SELECT 절</text:p>
      <text:p text:style-name="P24">FROM employees; <text:span text:style-name="T7"><text:tab/></text:span>==&gt; FROM 절</text:p>
      <text:p text:style-name="P10"/>
      <text:p text:style-name="P10">총<text:span text:style-name="T6"> 6개 절로 구성. 순서 틀리면 에러</text:span></text:p>
      <text:p text:style-name="P10"/>
      <text:p text:style-name="P24">DB로 만드는 프로그램 -&gt; PL/SQL</text:p>
      <text:p text:style-name="P10"/>
      <text:p text:style-name="P10">자료 삽입(insert)</text:p>
      <text:p text:style-name="P23">insert into 테이블명 </text:p>
      <text:p text:style-name="P23">values(?, ?,...);</text:p>
      <text:p text:style-name="P10"/>
      <text:p text:style-name="P10">INSERT INTO sawon_table values(1, 'peter', null, 'seoul');</text:p>
      <text:p text:style-name="P10">INSERT INTO sawon_table values(5, 'kim', '15/09/16', 'seoul jongro');</text:p>
      <text:p text:style-name="P10">INSERT INTO sawon_table values(5, '전형배', '15/09/16', 'seoul jongro');</text:p>
      <text:p text:style-name="P10">INSERT INTO sawon_table(emp_id, emp_name, emp_address) values(4, '전', '경기');</text:p>
      <text:p text:style-name="P10">commit;</text:p>
      <text:p text:style-name="P10"><text:soft-page-break/></text:p>
      <text:p text:style-name="P11">자료 변경(update)</text:p>
      <text:p text:style-name="P20">UPDATE 테이블면 </text:p>
      <text:p text:style-name="P20">SET 컬럼명=인자 </text:p>
      <text:p text:style-name="P20">WHERE 조건;</text:p>
      <text:p text:style-name="P11"/>
      <text:p text:style-name="P26">UPDATE sawon_table </text:p>
      <text:p text:style-name="P26">SET emp_name='홍길동' </text:p>
      <text:p text:style-name="P26">WHERE emp_id=4;</text:p>
      <text:p text:style-name="P26"/>
      <text:p text:style-name="P28"><text:span text:style-name="T8">여러개 바꿀때</text:span></text:p>
      <text:p text:style-name="P26">UPDATE sawon_table</text:p>
      <text:p text:style-name="P26">SET emp_name='eric', emp_hiredate=sysdate, emp_address='jeju'</text:p>
      <text:p text:style-name="P26">WHERE emp_id=1;</text:p>
      <text:p text:style-name="P26"/>
      <text:p text:style-name="P26"/>
      <text:p text:style-name="P29">***</text:p>
      <text:p text:style-name="P29">pro*c<text:span text:style-name="T9">: oracle과 c언어를 연결하기 위한 중간단계</text:span></text:p>
      <text:p text:style-name="P30">pro*cobol: oracle과 cobol을 연결하기 위한 중간단계</text:p>
      <text:p text:style-name="P30"/>
      <text:p text:style-name="P30">JDBC(Java DataBase Connectivity): oracle과 java를 연결하기 위한 중간단계</text:p>
      <text:p text:style-name="P31">자바 소스코드 안에 sql문이 들어가있음</text:p>
      <text:p text:style-name="P32">java <text:s/>- <text:s/>드라이브: ojdbc6.jar <text:s/>- <text:s/>oracle</text:p>
      <text:p text:style-name="P32">jar: 기계어(.class) 파일의 집합</text:p>
      <text:p text:style-name="P33">ojdbc6은 C:\oraclexe\app\oracle\product\11.2.0\server\jdbc\lib에 있음</text:p>
      <text:p text:style-name="P33">jdk에 넣기: C:\Program Files\Java\jdk1.8.0_271\jre\lib\ext 이곳에 넣어야됨</text:p>
      <text:p text:style-name="P31">넣어놔도<text:span text:style-name="T10"> 오류 생길 수 있음</text:span></text:p>
      <text:p text:style-name="P31"/>
      <text:p text:style-name="P31">데이터 삭제(DELETE)</text:p>
      <text:p text:style-name="P31">DELETE FROM 테이블명</text:p>
      <text:p text:style-name="P31">WHERE 조건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나눔고딕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나눔고딕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7T19:24:56.261000000</meta:creation-date>
    <dc:date>2020-10-28T19:11:24.344000000</dc:date>
    <meta:editing-duration>PT1H18M56S</meta:editing-duration>
    <meta:editing-cycles>3</meta:editing-cycles>
    <meta:generator>LibreOffice/6.4.5.2$Windows_X86_64 LibreOffice_project/a726b36747cf2001e06b58ad5db1aa3a9a1872d6</meta:generator>
    <meta:document-statistic meta:table-count="2" meta:image-count="0" meta:object-count="0" meta:page-count="5" meta:paragraph-count="183" meta:word-count="1580" meta:character-count="3953" meta:non-whitespace-character-count="3306"/>
  </office:meta>
</office:document-meta>
</file>